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0.89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0.7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1.024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462cm" fo:min-width="1.42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2.929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draw:stroke="none" svg:stroke-color="#000000" draw:fill="none" draw:fill-color="#ffffff" fo:min-height="0.839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draw:stroke="none" svg:stroke-color="#000000" draw:fill="none" draw:fill-color="#ffffff" fo:min-height="1.22cm"/>
    </style:style>
    <style:style style:name="gr18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729fcf"/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2.794cm" svg:x="7.35cm" svg:y="7.858cm">
          <text:p text:style-name="P1">128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97cm" svg:height="2.794cm" svg:x="9.89cm" svg:y="7.8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27cm" svg:height="1.524cm" svg:x="11.287cm" svg:y="12.557cm">
          <text:p text:style-name="P1">LS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27cm" svg:height="1.524cm" svg:x="16.494cm" svg:y="12.557cm">
          <text:p text:style-name="P1">LSL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43cm" svg:height="0.962cm" svg:x="1cm" svg:y="4.991cm">
          <draw:text-box>
            <text:p>q</text:p>
          </draw:text-box>
        </draw:frame>
        <draw:frame draw:style-name="gr4" draw:text-style-name="P2" draw:layer="layout" svg:width="0.642cm" svg:height="0.962cm" svg:x="1.12cm" svg:y="7.604cm">
          <draw:text-box>
            <text:p>j</text:p>
          </draw:text-box>
        </draw:frame>
        <draw:frame draw:style-name="gr3" draw:text-style-name="P2" draw:layer="layout" svg:width="2.159cm" svg:height="0.962cm" svg:x="6.969cm" svg:y="6.842cm">
          <draw:text-box>
            <text:p>j_shift</text:p>
          </draw:text-box>
        </draw:frame>
        <draw:frame draw:style-name="gr3" draw:text-style-name="P2" draw:layer="layout" svg:width="2.159cm" svg:height="0.962cm" svg:x="9.382cm" svg:y="6.842cm">
          <draw:text-box>
            <text:p>j_new</text:p>
          </draw:text-box>
        </draw:frame>
        <draw:frame draw:style-name="gr3" draw:text-style-name="P2" draw:layer="layout" svg:width="2.159cm" svg:height="0.962cm" svg:x="13.573cm" svg:y="6.769cm">
          <draw:text-box>
            <text:p>j_old</text:p>
          </draw:text-box>
        </draw:frame>
        <draw:custom-shape draw:style-name="gr1" draw:text-style-name="P1" xml:id="id3" draw:id="id3" draw:layer="layout" svg:width="1.397cm" svg:height="2.794cm" svg:x="13.827cm" svg:y="7.8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.524cm" svg:height="3.302cm" svg:x="13.573cm" svg:y="11.668cm">
          <text:p text:style-name="P1">128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921cm" svg:height="1.673cm" svg:x="12.811cm" svg:y="10.757cm">
          <draw:text-box draw:corner-radius="1.27cm">
            <text:p>shift_old</text:p>
          </draw:text-box>
        </draw:frame>
        <draw:frame draw:style-name="gr6" draw:text-style-name="P2" draw:layer="layout" svg:width="2.413cm" svg:height="1.673cm" svg:x="8.366cm" svg:y="12.049cm">
          <draw:text-box>
            <text:p>j_shift</text:p>
          </draw:text-box>
        </draw:frame>
        <draw:line draw:style-name="gr7" draw:text-style-name="P3" draw:layer="layout" svg:x1="1cm" svg:y1="6.08cm" svg:x2="3.54cm" svg:y2="6.08cm">
          <text:p/>
        </draw:line>
        <draw:connector draw:style-name="gr7" draw:text-style-name="P3" draw:layer="layout" svg:x1="8.747cm" svg:y1="9.255cm" svg:x2="9.89cm" svg:y2="9.255cm" draw:start-shape="id1" draw:start-glue-point="1" draw:end-shape="id2" draw:end-glue-point="3" svg:d="M8747 9255h1143" svg:viewBox="0 0 1144 1">
          <text:p/>
        </draw:connector>
        <draw:connector draw:style-name="gr7" draw:text-style-name="P3" draw:layer="layout" svg:x1="11.287cm" svg:y1="9.255cm" svg:x2="13.827cm" svg:y2="9.255cm" draw:start-shape="id2" draw:start-glue-point="1" draw:end-shape="id3" draw:end-glue-point="3" svg:d="M11287 9255h2540" svg:viewBox="0 0 2541 1">
          <text:p/>
        </draw:connector>
        <draw:connector draw:style-name="gr7" draw:text-style-name="P3" draw:layer="layout" svg:x1="15.224cm" svg:y1="9.255cm" svg:x2="17.129cm" svg:y2="12.557cm" draw:start-shape="id3" draw:start-glue-point="1" draw:end-shape="id4" draw:end-glue-point="0" svg:d="M15224 9255h1905v3302" svg:viewBox="0 0 1906 3303">
          <text:p/>
        </draw:connector>
        <draw:line draw:style-name="gr7" draw:text-style-name="P3" draw:layer="layout" svg:x1="8.62cm" svg:y1="13.319cm" svg:x2="11.287cm" svg:y2="13.319cm">
          <text:p/>
        </draw:line>
        <draw:connector draw:style-name="gr7" draw:text-style-name="P3" draw:layer="layout" svg:x1="12.557cm" svg:y1="13.319cm" svg:x2="13.573cm" svg:y2="13.319cm" draw:start-shape="id5" draw:start-glue-point="1" draw:end-shape="id6" svg:d="M12557 13319h1016" svg:viewBox="0 0 1017 1">
          <text:p/>
        </draw:connector>
        <draw:connector draw:style-name="gr7" draw:text-style-name="P3" draw:layer="layout" svg:x1="15.097cm" svg:y1="13.319cm" svg:x2="16.494cm" svg:y2="13.319cm" draw:start-shape="id6" draw:start-glue-point="1" draw:end-shape="id4" draw:end-glue-point="3" svg:d="M15097 13319h1397" svg:viewBox="0 0 1398 1">
          <text:p/>
        </draw:connector>
        <draw:connector draw:style-name="gr7" draw:text-style-name="P3" draw:layer="layout" svg:x1="11.287cm" svg:y1="9.255cm" svg:x2="11.922cm" svg:y2="12.557cm" draw:start-shape="id2" draw:start-glue-point="1" draw:end-shape="id5" svg:d="M11287 9255h635v3302" svg:viewBox="0 0 636 3303">
          <text:p/>
        </draw:connector>
        <draw:line draw:style-name="gr8" draw:text-style-name="P4" draw:layer="layout" svg:x1="1cm" svg:y1="9.255cm" svg:x2="7.35cm" svg:y2="9.255cm">
          <text:p/>
        </draw:line>
        <draw:custom-shape draw:style-name="gr9" draw:text-style-name="P5" xml:id="id14" draw:id="id14" draw:layer="layout" svg:width="3.429cm" svg:height="1.27cm" draw:transform="rotate (1.5707963267949) translate (3.159cm 2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5" xml:id="id11" draw:id="id11" draw:layer="layout" svg:width="3.429cm" svg:height="1.27cm" draw:transform="rotate (1.5707963267949) translate (13.7cm 19.669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6" xml:id="id7" draw:id="id7" draw:layer="layout" svg:width="1.27cm" svg:height="1.27cm" svg:x="16.494cm" svg:y="18.145cm">
          <text:p text:style-name="P1">+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97cm" svg:y1="18.78cm" svg:x2="16.494cm" svg:y2="18.78cm">
          <text:p/>
        </draw:line>
        <draw:connector draw:style-name="gr8" draw:text-style-name="P4" draw:layer="layout" svg:x1="17.129cm" svg:y1="14.081cm" svg:x2="17.129cm" svg:y2="18.145cm" draw:start-shape="id4" draw:start-glue-point="2" draw:end-shape="id7" draw:end-glue-point="0" svg:d="M17129 14081v4064" svg:viewBox="0 0 1 4065">
          <text:p/>
        </draw:connector>
        <draw:custom-shape draw:style-name="gr9" draw:text-style-name="P5" xml:id="id9" draw:id="id9" draw:layer="layout" svg:width="3.429cm" svg:height="1.27cm" draw:transform="rotate (1.5707963267949) translate (8.366cm 23.439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5" xml:id="id12" draw:id="id12" draw:layer="layout" svg:width="3.429cm" svg:height="1.27cm" draw:transform="rotate (1.5707963267949) translate (11.414cm 23.098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4" draw:layer="layout" svg:x1="14.97cm" svg:y1="16.748cm" svg:x2="18.145cm" svg:y2="16.748cm">
          <text:p/>
        </draw:line>
        <draw:line draw:style-name="gr12" draw:text-style-name="P4" draw:layer="layout" svg:x1="18.145cm" svg:y1="16.748cm" svg:x2="18.145cm" svg:y2="22.082cm">
          <text:p/>
        </draw:line>
        <draw:line draw:style-name="gr8" draw:text-style-name="P4" draw:layer="layout" svg:x1="18.145cm" svg:y1="22.082cm" svg:x2="12.684cm" svg:y2="22.082cm">
          <text:p/>
        </draw:line>
        <draw:line draw:style-name="gr12" draw:text-style-name="P4" draw:layer="layout" svg:x1="17.129cm" svg:y1="19.415cm" svg:x2="17.129cm" svg:y2="20.685cm">
          <text:p/>
        </draw:line>
        <draw:line draw:style-name="gr8" draw:text-style-name="P4" draw:layer="layout" svg:x1="17.129cm" svg:y1="20.685cm" svg:x2="12.684cm" svg:y2="20.685cm">
          <text:p/>
        </draw:line>
        <draw:line draw:style-name="gr8" draw:text-style-name="P4" draw:layer="layout" svg:x1="11.414cm" svg:y1="21.447cm" svg:x2="9.636cm" svg:y2="21.447cm">
          <text:p/>
        </draw:line>
        <draw:frame draw:style-name="gr13" draw:text-style-name="P2" draw:layer="layout" svg:width="0.762cm" svg:height="1.397cm" svg:x="10.652cm" svg:y="22.082cm">
          <draw:text-box>
            <text:p>1</text:p>
          </draw:text-box>
        </draw:frame>
        <draw:line draw:style-name="gr8" draw:text-style-name="P4" draw:layer="layout" svg:x1="10.779cm" svg:y1="22.59cm" svg:x2="9.636cm" svg:y2="22.59cm">
          <text:p/>
        </draw:line>
        <draw:frame draw:style-name="gr6" draw:text-style-name="P2" xml:id="id8" draw:id="id8" draw:layer="layout" svg:width="1.397cm" svg:height="1.673cm" svg:x="8.309cm" svg:y="23.838cm">
          <draw:text-box>
            <text:p>init</text:p>
          </draw:text-box>
        </draw:frame>
        <draw:connector draw:style-name="gr8" draw:text-style-name="P4" draw:layer="layout" svg:x1="9.007cm" svg:y1="23.838cm" svg:x2="9.002cm" svg:y2="23.011cm" draw:start-shape="id8" draw:start-glue-point="0" draw:end-shape="id9" draw:end-glue-point="6" svg:d="M9007 23838v-199h-5v-628" svg:viewBox="0 0 6 828">
          <text:p/>
        </draw:connector>
        <draw:frame draw:style-name="gr14" draw:text-style-name="P2" xml:id="id10" draw:id="id10" draw:layer="layout" svg:width="4.445cm" svg:height="0.962cm" svg:x="1cm" svg:y="14.77cm">
          <draw:text-box>
            <text:p>j_sum_control</text:p>
          </draw:text-box>
        </draw:frame>
        <draw:connector draw:style-name="gr8" draw:text-style-name="P4" draw:layer="layout" svg:x1="5.445cm" svg:y1="15.251cm" svg:x2="14.336cm" svg:y2="16.668cm" draw:start-shape="id10" draw:start-glue-point="1" draw:end-shape="id11" draw:end-glue-point="4" svg:d="M5445 15251h8891v1417" svg:viewBox="0 0 8892 1418">
          <text:p/>
        </draw:connector>
        <draw:connector draw:style-name="gr8" draw:text-style-name="P4" draw:layer="layout" svg:x1="5.445cm" svg:y1="15.251cm" svg:x2="12.05cm" svg:y2="20.097cm" draw:start-shape="id10" draw:start-glue-point="1" draw:end-shape="id12" draw:end-glue-point="4" svg:d="M5445 15251h6605v4846" svg:viewBox="0 0 6606 4847">
          <text:p/>
        </draw:connector>
        <draw:frame draw:style-name="gr15" draw:text-style-name="P2" xml:id="id13" draw:id="id13" draw:layer="layout" svg:width="2.032cm" svg:height="1.089cm" svg:x="2.778cm" svg:y="24.749cm">
          <draw:text-box>
            <text:p>j_len</text:p>
          </draw:text-box>
        </draw:frame>
        <draw:connector draw:style-name="gr8" draw:text-style-name="P4" draw:layer="layout" svg:x1="3.794cm" svg:y1="24.749cm" svg:x2="3.795cm" svg:y2="23.052cm" draw:start-shape="id13" draw:start-glue-point="0" draw:end-shape="id14" draw:end-glue-point="6" svg:d="M3794 24749v-634h1v-1063" svg:viewBox="0 0 2 1698">
          <text:p/>
        </draw:connector>
        <draw:custom-shape draw:style-name="gr1" draw:text-style-name="P1" xml:id="id15" draw:id="id15" draw:layer="layout" svg:width="1.397cm" svg:height="2.794cm" svg:x="5.699cm" svg:y="20.304cm">
          <text:p text:style-name="P1">128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.048cm" svg:height="1.016cm" svg:x="5.191cm" svg:y="18.907cm">
          <draw:text-box>
            <text:p>y_reg</text:p>
          </draw:text-box>
        </draw:frame>
        <draw:connector draw:style-name="gr8" draw:text-style-name="P4" draw:layer="layout" svg:x1="8.366cm" svg:y1="21.724cm" svg:x2="7.096cm" svg:y2="21.701cm" draw:start-shape="id9" draw:start-glue-point="5" draw:end-shape="id15" draw:end-glue-point="1" svg:d="M8366 21724h-636v-23h-634" svg:viewBox="0 0 1271 24">
          <text:p/>
        </draw:connector>
        <draw:connector draw:style-name="gr8" draw:text-style-name="P4" draw:layer="layout" svg:x1="5.699cm" svg:y1="21.701cm" svg:x2="4.429cm" svg:y2="21.765cm" draw:start-shape="id15" draw:start-glue-point="3" draw:end-shape="id14" draw:end-glue-point="5" svg:d="M5699 21701h-635v64h-635" svg:viewBox="0 0 1271 65">
          <text:p/>
        </draw:connector>
        <draw:line draw:style-name="gr12" draw:text-style-name="P4" xml:id="id16" draw:id="id16" draw:layer="layout" svg:x1="3.159cm" svg:y1="21.193cm" svg:x2="2.016cm" svg:y2="21.193cm">
          <text:p/>
        </draw:line>
        <draw:connector draw:style-name="gr8" draw:text-style-name="P4" draw:layer="layout" svg:x1="2.016cm" svg:y1="21.193cm" svg:x2="13.7cm" svg:y2="17.954cm" draw:start-shape="id16" draw:start-glue-point="3" draw:end-shape="id11" draw:end-glue-point="5" svg:d="M2016 21193v-3239h11684" svg:viewBox="0 0 11685 3240">
          <text:p/>
        </draw:connector>
        <draw:line draw:style-name="gr8" draw:text-style-name="P4" draw:layer="layout" svg:x1="3.159cm" svg:y1="22.59cm" svg:x2="1cm" svg:y2="22.59cm">
          <text:p/>
        </draw:line>
        <draw:frame draw:style-name="gr17" draw:text-style-name="P2" draw:layer="layout" svg:width="0.762cm" svg:height="1.47cm" svg:x="1.508cm" svg:y="21.574cm">
          <draw:text-box>
            <text:p>y</text:p>
          </draw:text-box>
        </draw:frame>
        <draw:frame draw:style-name="gr16" draw:text-style-name="P2" draw:layer="layout" svg:width="4.699cm" svg:height="1.673cm" svg:x="3.667cm" svg:y="5.318cm">
          <draw:text-box>
            <text:p>Only used for control</text:p>
          </draw:text-box>
        </draw:frame>
        <draw:frame draw:style-name="gr18" draw:text-style-name="P8" draw:layer="layout" svg:width="9.906cm" svg:height="3.175cm" svg:x="5.826cm" svg:y="1cm">
          <draw:text-box>
            <text:p text:style-name="P7"><text:span text:style-name="T1">M</text:span><text:span text:style-name="T1">o</text:span><text:span text:style-name="T1">d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2:05:20.490631604</meta:creation-date>
    <dc:date>2017-10-02T13:11:16.039989147</dc:date>
    <meta:editing-duration>PT13M6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